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SetoFont-SP" svg:font-family="SetoFont-SP" style:font-pitch="variable"/>
    <style:font-face style:name="思源宋體 Medium" svg:font-family="'思源宋體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c1c1c" draw:textarea-horizontal-align="justify" draw:textarea-vertical-align="middle" draw:auto-grow-height="false" fo:min-height="2.35cm" fo:min-width="16.5cm"/>
    </style:style>
    <style:style style:name="gr2" style:family="graphic" style:parent-style-name="standard">
      <style:graphic-properties draw:stroke="none" draw:fill-color="#1c1c1c" draw:textarea-horizontal-align="justify" draw:textarea-vertical-align="middle" draw:auto-grow-height="false" fo:min-height="1.825cm" fo:min-width="9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4cm"/>
    </style:style>
    <style:style style:name="gr7" style:family="graphic" style:parent-style-name="standard">
      <style:graphic-properties draw:stroke="none" draw:fill-color="#1c1c1c" draw:textarea-horizontal-align="justify" draw:textarea-vertical-align="middle" draw:auto-grow-height="false" fo:min-height="3.15cm" fo:min-width="16.489cm"/>
    </style:style>
    <style:style style:name="gr8" style:family="graphic" style:parent-style-name="standard">
      <style:graphic-properties draw:stroke="none" draw:fill-color="#1c1c1c" draw:textarea-horizontal-align="justify" draw:textarea-vertical-align="middle" draw:auto-grow-height="false" fo:min-height="2.35cm" fo:min-width="13.895cm"/>
    </style:style>
    <style:style style:name="gr9" style:family="graphic" style:parent-style-name="standard">
      <style:graphic-properties draw:stroke="none" draw:fill-color="#1c1c1c" draw:textarea-horizontal-align="justify" draw:textarea-vertical-align="middle" draw:auto-grow-height="false" fo:min-height="4.35cm" fo:min-width="16.1cm"/>
    </style:style>
    <style:style style:name="gr10" style:family="graphic">
      <style:graphic-properties style:protect="size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Purisa" fo:font-size="16pt" style:font-size-asian="16pt" style:font-size-complex="1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Purisa" fo:font-size="36pt" style:font-size-asian="36pt" style:font-size-complex="36pt"/>
    </style:style>
    <style:style style:name="P6" style:family="paragraph">
      <style:text-properties style:font-name="SetoFont-SP" fo:font-size="18pt" style:font-name-asian="SetoFont-SP" style:font-size-asian="18pt" style:font-size-complex="18pt"/>
    </style:style>
    <style:style style:name="P7" style:family="paragraph">
      <loext:graphic-properties draw:fill="none" draw:fill-color="#ffffff"/>
      <style:text-properties style:font-name="SetoFont-SP" fo:font-size="18pt" style:font-name-asian="SetoFont-SP" style:font-size-asian="18pt" style:font-size-complex="18pt"/>
    </style:style>
    <style:style style:name="P8" style:family="paragraph">
      <style:text-properties fo:color="#ffffff"/>
    </style:style>
    <style:style style:name="P9" style:family="paragraph">
      <loext:graphic-properties draw:fill="none" draw:fill-color="#ffffff"/>
      <style:text-properties fo:color="#ffffff" style:font-name="SetoFont-SP" fo:font-size="36pt" style:font-name-asian="SetoFont-SP" style:font-size-asian="36pt" style:font-size-complex="36pt"/>
    </style:style>
    <style:style style:name="P10" style:family="paragraph">
      <style:paragraph-properties fo:text-align="end"/>
      <style:text-properties fo:color="#ffffff" style:font-name="SetoFont-SP" fo:font-size="24pt" style:font-name-asian="SetoFont-SP" style:font-size-asian="24pt" style:font-size-complex="24pt"/>
    </style:style>
    <style:style style:name="P11" style:family="paragraph">
      <loext:graphic-properties draw:fill="none" draw:fill-color="#ffffff"/>
      <style:paragraph-properties fo:text-align="end"/>
      <style:text-properties fo:color="#ffffff" style:font-name="SetoFont-SP" fo:font-size="24pt" style:font-name-asian="SetoFont-SP" style:font-size-asian="24pt" style:font-size-complex="24pt"/>
    </style:style>
    <style:style style:name="P12" style:family="paragraph">
      <style:paragraph-properties fo:text-align="end"/>
      <style:text-properties fo:font-size="24pt" style:font-size-asian="24pt" style:font-size-complex="24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text-properties fo:color="#111111" style:font-name="SetoFont-SP" style:font-name-asian="SetoFont-SP"/>
    </style:style>
    <style:style style:name="P15" style:family="paragraph">
      <loext:graphic-properties draw:fill-color="#ffffff"/>
    </style:style>
    <style:style style:name="T1" style:family="text">
      <style:text-properties style:font-name="Purisa" fo:font-size="16pt" style:font-size-asian="16pt" style:font-size-complex="16pt"/>
    </style:style>
    <style:style style:name="T2" style:family="text">
      <style:text-properties style:font-name="Purisa" fo:font-size="36pt" style:font-size-asian="36pt" style:font-size-complex="36pt"/>
    </style:style>
    <style:style style:name="T3" style:family="text">
      <style:text-properties style:font-name="SetoFont-SP" fo:font-size="18pt" style:font-name-asian="SetoFont-SP" style:font-size-asian="18pt" style:font-size-complex="18pt"/>
    </style:style>
    <style:style style:name="T4" style:family="text">
      <style:text-properties fo:color="#ffffff" style:font-name="SetoFont-SP" fo:font-size="36pt" style:font-name-asian="SetoFont-SP" style:font-size-asian="36pt" style:font-size-complex="36pt"/>
    </style:style>
    <style:style style:name="T5" style:family="text">
      <style:text-properties fo:color="#ffffff" style:font-name="SetoFont-SP" fo:font-size="24pt" style:font-name-asian="SetoFont-SP" style:font-size-asian="24pt" style:font-size-complex="24pt"/>
    </style:style>
    <style:style style:name="T6" style:family="text">
      <style:text-properties fo:color="#111111" style:font-name="SetoFont-SP" style:font-name-asian="SetoFont-S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draw:custom-shape draw:style-name="gr1" draw:text-style-name="P1" draw:layer="layout" svg:width="17cm" svg:height="2.6cm" svg:x="2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.075cm" svg:x="9cm" svg:y="7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17cm" svg:height="1.162cm" svg:x="6.783cm" svg:y="5.938cm">
          <draw:text-box>
            <text:p text:style-name="P2"><text:span text:style-name="T1">OS Project 2</text:span></text:p>
          </draw:text-box>
        </draw:frame>
        <draw:frame draw:style-name="gr4" draw:text-style-name="P5" draw:layer="layout" svg:width="17.948cm" svg:height="4.349cm" svg:x="1.6cm" svg:y="1.4cm">
          <draw:text-box>
            <text:p text:style-name="P4"><text:span text:style-name="T2">Chatroom </text:span><text:span text:style-name="T2">Implement by </text:span></text:p>
            <text:p text:style-name="P4"><text:span text:style-name="T2">Socket </text:span><text:span text:style-name="T2">Communication</text:span></text:p>
          </draw:text-box>
        </draw:frame>
        <draw:frame draw:style-name="gr5" draw:text-style-name="P7" draw:layer="layout" svg:width="5cm" svg:height="1.529cm" svg:x="1.6cm" svg:y="6.071cm">
          <draw:text-box>
            <text:p text:style-name="P6"><text:span text:style-name="T3">第</text:span><text:span text:style-name="T3">13</text:span><text:span text:style-name="T3">組 陳奕熹</text:span></text:p>
          </draw:text-box>
        </draw:frame>
        <draw:frame draw:style-name="gr4" draw:text-style-name="P9" draw:layer="layout" svg:width="9.392cm" svg:height="1.525cm" svg:x="9.308cm" svg:y="8.175cm">
          <draw:text-box>
            <text:p text:style-name="P8"><text:span text:style-name="T4">多對多的聊天室</text:span></text:p>
          </draw:text-box>
        </draw:frame>
        <draw:frame draw:style-name="gr6" draw:text-style-name="P11" draw:layer="layout" svg:width="16.2cm" svg:height="2.804cm" svg:x="2.745cm" svg:y="10.67cm">
          <draw:text-box>
            <text:p text:style-name="P10"><text:span text:style-name="T5">基本上就是一個</text:span><text:span text:style-name="T5">Github</text:span><text:span text:style-name="T5">上已經</text:span><text:span text:style-name="T5">寫好的專案</text:span></text:p>
            <text:p text:style-name="P10"><text:span text:style-name="T5">不過我重寫一次把架構整個修過</text:span><text:span text:style-name="T5">一次</text:span></text:p>
          </draw:text-box>
        </draw:frame>
        <draw:custom-shape draw:style-name="gr7" draw:text-style-name="P1" draw:layer="layout" svg:width="16.989cm" svg:height="3.4cm" svg:x="2.011cm" svg:y="13.6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6.589cm" svg:height="2.804cm" svg:x="2.411cm" svg:y="13.896cm">
          <draw:text-box>
            <text:p text:style-name="P12"><text:span text:style-name="T5">會想直接用它的下去改</text:span></text:p>
            <text:p text:style-name="P12"><text:span text:style-name="T5">除了它基本上已經超出我原本想</text:span><text:span text:style-name="T5">做的功能外</text:span></text:p>
            <text:p text:style-name="P12"><text:span text:style-name="T5">它裡面的註解跟架構的確讓我學</text:span><text:span text:style-name="T5">到不少東西</text:span></text:p>
          </draw:text-box>
        </draw:frame>
        <draw:custom-shape draw:style-name="gr8" draw:text-style-name="P1" draw:layer="layout" svg:width="14.395cm" svg:height="2.6cm" svg:x="4.605cm" svg:y="17.6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4.895cm" svg:height="1.953cm" svg:x="4.605cm" svg:y="18cm">
          <draw:text-box>
            <text:p text:style-name="P13"><text:span text:style-name="T5">舉例來說</text:span></text:p>
            <text:p text:style-name="P13"><text:span text:style-name="T5">類似天瓏書局熱賣的「優雅的程</text:span><text:span text:style-name="T5">式碼」</text:span></text:p>
          </draw:text-box>
        </draw:frame>
        <draw:custom-shape draw:style-name="gr9" draw:text-style-name="P1" draw:layer="layout" svg:width="16.6cm" svg:height="4.6cm" svg:x="2.4cm" svg:y="20.8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6.336cm" svg:height="3.655cm" svg:x="2.588cm" svg:y="21.2cm">
          <draw:text-box>
            <text:p text:style-name="P13"><text:span text:style-name="T5">當然也有很大原因在於少看其他</text:span><text:span text:style-name="T5">人的</text:span><text:span text:style-name="T5">code</text:span></text:p>
            <text:p text:style-name="P13"><text:span text:style-name="T5">像一些</text:span><text:span text:style-name="T5">struct</text:span><text:span text:style-name="T5">跟</text:span><text:span text:style-name="T5">define</text:span><text:span text:style-name="T5">應該怎</text:span><text:span text:style-name="T5">麼命名</text:span></text:p>
            <text:p text:style-name="P13"><text:span text:style-name="T5">雖然不影響表現效能，不過在</text:span><text:span text:style-name="T5">code review</text:span></text:p>
            <text:p text:style-name="P13"><text:span text:style-name="T5">上真的非常重要</text:span></text:p>
          </draw:text-box>
        </draw:frame>
        <draw:frame draw:style-name="gr4" draw:text-style-name="P14" draw:layer="layout" svg:width="5.709cm" svg:height="0.89cm" svg:x="13.2cm" svg:y="25.6cm">
          <draw:text-box>
            <text:p><text:span text:style-name="T6">2018/ 6/ 8 <text:s/></text:span><text:span text:style-name="T6">已讀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SetoFont-SP" svg:font-family="SetoFont-SP" style:font-pitch="variable"/>
    <style:font-face style:name="思源宋體 Medium" svg:font-family="'思源宋體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預設" style:page-layout-name="PM1" draw:style-name="Mdp1">
      <draw:frame presentation:style-name="預設-title" draw:layer="backgroundobjects" svg:width="18.899cm" svg:height="4.675cm" svg:x="1.05cm" svg:y="1.116cm" presentation:class="title" presentation:placeholder="true">
        <draw:text-box/>
      </draw:frame>
      <draw:frame presentation:style-name="預設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6:56:17.671559690</meta:creation-date>
    <dc:date>2018-06-08T20:46:21.846487405</dc:date>
    <meta:editing-duration>PT3H19M23S</meta:editing-duration>
    <meta:editing-cycles>3</meta:editing-cycles>
    <meta:generator>LibreOffice/5.1.6.2$Linux_X86_64 LibreOffice_project/10m0$Build-2</meta:generator>
    <meta:document-statistic meta:object-count="39"/>
  </office:meta>
</office:document-meta>
</file>